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2.921cm"/>
    </style:style>
    <style:style style:name="co5" style:family="table-column">
      <style:table-column-properties fo:break-before="auto" style:column-width="3.68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1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ipc_prefetch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ize[KiB]</text:p>
          </table:table-cell>
          <table:table-cell office:value-type="string" calcext:value-type="string">
            <text:p>search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otal instructions</text:p>
          </table:table-cell>
          <table:table-cell office:value-type="string" calcext:value-type="string">
            <text:p>instructions per cycle</text:p>
          </table:table-cell>
          <table:table-cell table:number-columns-repeated="2"/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33993" calcext:value-type="float">
            <text:p>33993</text:p>
          </table:table-cell>
          <table:table-cell office:value-type="float" office:value="1.9" calcext:value-type="float">
            <text:p>1.9</text:p>
          </table:table-cell>
          <table:table-cell table:number-columns-repeated="2"/>
          <table:table-cell table:formula="of:=AVERAGE([.F2:.F79])" office:value-type="float" office:value="1.15251282051282" calcext:value-type="float">
            <text:p>1.152512820512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45704" calcext:value-type="float">
            <text:p>45704</text:p>
          </table:table-cell>
          <table:table-cell office:value-type="float" office:value="1.075" calcext:value-type="float">
            <text:p>1.07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54992" calcext:value-type="float">
            <text:p>54992</text:p>
          </table:table-cell>
          <table:table-cell office:value-type="float" office:value="1.067" calcext:value-type="float">
            <text:p>1.06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63129" calcext:value-type="float">
            <text:p>63129</text:p>
          </table:table-cell>
          <table:table-cell office:value-type="float" office:value="1.028" calcext:value-type="float">
            <text:p>1.02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74178" calcext:value-type="float">
            <text:p>74178</text:p>
          </table:table-cell>
          <table:table-cell office:value-type="float" office:value="1.165" calcext:value-type="float">
            <text:p>1.16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85099" calcext:value-type="float">
            <text:p>85099</text:p>
          </table:table-cell>
          <table:table-cell office:value-type="float" office:value="1.526" calcext:value-type="float">
            <text:p>1.52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96041" calcext:value-type="float">
            <text:p>96041</text:p>
          </table:table-cell>
          <table:table-cell office:value-type="float" office:value="1.216" calcext:value-type="float">
            <text:p>1.21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107102" calcext:value-type="float">
            <text:p>107102</text:p>
          </table:table-cell>
          <table:table-cell office:value-type="float" office:value="1.372" calcext:value-type="float">
            <text:p>1.37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3" calcext:value-type="float">
            <text:p>3E-05</text:p>
          </table:table-cell>
          <table:table-cell office:value-type="float" office:value="121434" calcext:value-type="float">
            <text:p>121434</text:p>
          </table:table-cell>
          <table:table-cell office:value-type="float" office:value="1.438" calcext:value-type="float">
            <text:p>1.43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132622" calcext:value-type="float">
            <text:p>132622</text:p>
          </table:table-cell>
          <table:table-cell office:value-type="float" office:value="1.35" calcext:value-type="float">
            <text:p>1.3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144581" calcext:value-type="float">
            <text:p>144581</text:p>
          </table:table-cell>
          <table:table-cell office:value-type="float" office:value="1.343" calcext:value-type="float">
            <text:p>1.34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156802" calcext:value-type="float">
            <text:p>156802</text:p>
          </table:table-cell>
          <table:table-cell office:value-type="float" office:value="1.356" calcext:value-type="float">
            <text:p>1.35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169025" calcext:value-type="float">
            <text:p>169025</text:p>
          </table:table-cell>
          <table:table-cell office:value-type="float" office:value="1.289" calcext:value-type="float">
            <text:p>1.28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180818" calcext:value-type="float">
            <text:p>180818</text:p>
          </table:table-cell>
          <table:table-cell office:value-type="float" office:value="1.205" calcext:value-type="float">
            <text:p>1.20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194055" calcext:value-type="float">
            <text:p>194055</text:p>
          </table:table-cell>
          <table:table-cell office:value-type="float" office:value="1.272" calcext:value-type="float">
            <text:p>1.27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205110" calcext:value-type="float">
            <text:p>205110</text:p>
          </table:table-cell>
          <table:table-cell office:value-type="float" office:value="1.207" calcext:value-type="float">
            <text:p>1.20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217571" calcext:value-type="float">
            <text:p>217571</text:p>
          </table:table-cell>
          <table:table-cell office:value-type="float" office:value="1.16" calcext:value-type="float">
            <text:p>1.1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7" calcext:value-type="float">
            <text:p>7E-05</text:p>
          </table:table-cell>
          <table:table-cell office:value-type="float" office:value="229998" calcext:value-type="float">
            <text:p>229998</text:p>
          </table:table-cell>
          <table:table-cell office:value-type="float" office:value="1.09" calcext:value-type="float">
            <text:p>1.09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242783" calcext:value-type="float">
            <text:p>242783</text:p>
          </table:table-cell>
          <table:table-cell office:value-type="float" office:value="1.043" calcext:value-type="float">
            <text:p>1.04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254478" calcext:value-type="float">
            <text:p>254478</text:p>
          </table:table-cell>
          <table:table-cell office:value-type="float" office:value="0.69" calcext:value-type="float">
            <text:p>0.6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266805" calcext:value-type="float">
            <text:p>266805</text:p>
          </table:table-cell>
          <table:table-cell office:value-type="float" office:value="0.618" calcext:value-type="float">
            <text:p>0.61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279046" calcext:value-type="float">
            <text:p>279046</text:p>
          </table:table-cell>
          <table:table-cell office:value-type="float" office:value="0.415" calcext:value-type="float">
            <text:p>0.41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79869184" calcext:value-type="float">
            <text:p>1717986918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292752" calcext:value-type="float">
            <text:p>292752</text:p>
          </table:table-cell>
          <table:table-cell office:value-type="float" office:value="0.343" calcext:value-type="float">
            <text:p>0.34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19476736" calcext:value-type="float">
            <text:p>6871947673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305642" calcext:value-type="float">
            <text:p>305642</text:p>
          </table:table-cell>
          <table:table-cell office:value-type="float" office:value="0.291" calcext:value-type="float">
            <text:p>0.29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877906944" calcext:value-type="float">
            <text:p>27487790694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374" calcext:value-type="float">
            <text:p>0.000374</text:p>
          </table:table-cell>
          <table:table-cell office:value-type="float" office:value="316156" calcext:value-type="float">
            <text:p>316156</text:p>
          </table:table-cell>
          <table:table-cell office:value-type="float" office:value="0.228" calcext:value-type="float">
            <text:p>0.228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9511627776" calcext:value-type="float">
            <text:p>109951162777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371" calcext:value-type="float">
            <text:p>0.000371</text:p>
          </table:table-cell>
          <table:table-cell office:value-type="float" office:value="328194" calcext:value-type="float">
            <text:p>328194</text:p>
          </table:table-cell>
          <table:table-cell office:value-type="float" office:value="0.234" calcext:value-type="float">
            <text:p>0.23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1081545" calcext:value-type="float">
            <text:p>1081545</text:p>
          </table:table-cell>
          <table:table-cell office:value-type="float" office:value="2.342" calcext:value-type="float">
            <text:p>2.34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1458847" calcext:value-type="float">
            <text:p>1458847</text:p>
          </table:table-cell>
          <table:table-cell office:value-type="float" office:value="1.682" calcext:value-type="float">
            <text:p>1.68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1752016" calcext:value-type="float">
            <text:p>1752016</text:p>
          </table:table-cell>
          <table:table-cell office:value-type="float" office:value="1.562" calcext:value-type="float">
            <text:p>1.56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407" calcext:value-type="float">
            <text:p>0.000407</text:p>
          </table:table-cell>
          <table:table-cell office:value-type="float" office:value="2027968" calcext:value-type="float">
            <text:p>2027968</text:p>
          </table:table-cell>
          <table:table-cell office:value-type="float" office:value="1.307" calcext:value-type="float">
            <text:p>1.30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412" calcext:value-type="float">
            <text:p>0.000412</text:p>
          </table:table-cell>
          <table:table-cell office:value-type="float" office:value="2388845" calcext:value-type="float">
            <text:p>2388845</text:p>
          </table:table-cell>
          <table:table-cell office:value-type="float" office:value="1.52" calcext:value-type="float">
            <text:p>1.5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2733384" calcext:value-type="float">
            <text:p>2733384</text:p>
          </table:table-cell>
          <table:table-cell office:value-type="float" office:value="1.491" calcext:value-type="float">
            <text:p>1.49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599" calcext:value-type="float">
            <text:p>0.000599</text:p>
          </table:table-cell>
          <table:table-cell office:value-type="float" office:value="3060450" calcext:value-type="float">
            <text:p>3060450</text:p>
          </table:table-cell>
          <table:table-cell office:value-type="float" office:value="1.332" calcext:value-type="float">
            <text:p>1.33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718" calcext:value-type="float">
            <text:p>0.000718</text:p>
          </table:table-cell>
          <table:table-cell office:value-type="float" office:value="3432581" calcext:value-type="float">
            <text:p>3432581</text:p>
          </table:table-cell>
          <table:table-cell office:value-type="float" office:value="1.243" calcext:value-type="float">
            <text:p>1.24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689" calcext:value-type="float">
            <text:p>0.000689</text:p>
          </table:table-cell>
          <table:table-cell office:value-type="float" office:value="3833017" calcext:value-type="float">
            <text:p>3833017</text:p>
          </table:table-cell>
          <table:table-cell office:value-type="float" office:value="1.448" calcext:value-type="float">
            <text:p>1.44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776" calcext:value-type="float">
            <text:p>0.000776</text:p>
          </table:table-cell>
          <table:table-cell office:value-type="float" office:value="4215493" calcext:value-type="float">
            <text:p>4215493</text:p>
          </table:table-cell>
          <table:table-cell office:value-type="float" office:value="1.412" calcext:value-type="float">
            <text:p>1.41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866" calcext:value-type="float">
            <text:p>0.000866</text:p>
          </table:table-cell>
          <table:table-cell office:value-type="float" office:value="4618266" calcext:value-type="float">
            <text:p>4618266</text:p>
          </table:table-cell>
          <table:table-cell office:value-type="float" office:value="1.384" calcext:value-type="float">
            <text:p>1.38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" calcext:value-type="float">
            <text:p>0.001</text:p>
          </table:table-cell>
          <table:table-cell office:value-type="float" office:value="5000187" calcext:value-type="float">
            <text:p>5000187</text:p>
          </table:table-cell>
          <table:table-cell office:value-type="float" office:value="1.3" calcext:value-type="float">
            <text:p>1.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067" calcext:value-type="float">
            <text:p>0.001067</text:p>
          </table:table-cell>
          <table:table-cell office:value-type="float" office:value="5392488" calcext:value-type="float">
            <text:p>5392488</text:p>
          </table:table-cell>
          <table:table-cell office:value-type="float" office:value="1.314" calcext:value-type="float">
            <text:p>1.31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5786575" calcext:value-type="float">
            <text:p>5786575</text:p>
          </table:table-cell>
          <table:table-cell office:value-type="float" office:value="1.268" calcext:value-type="float">
            <text:p>1.26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264" calcext:value-type="float">
            <text:p>0.001264</text:p>
          </table:table-cell>
          <table:table-cell office:value-type="float" office:value="6180048" calcext:value-type="float">
            <text:p>6180048</text:p>
          </table:table-cell>
          <table:table-cell office:value-type="float" office:value="1.269" calcext:value-type="float">
            <text:p>1.26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344" calcext:value-type="float">
            <text:p>0.001344</text:p>
          </table:table-cell>
          <table:table-cell office:value-type="float" office:value="6568036" calcext:value-type="float">
            <text:p>6568036</text:p>
          </table:table-cell>
          <table:table-cell office:value-type="float" office:value="1.266" calcext:value-type="float">
            <text:p>1.26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499" calcext:value-type="float">
            <text:p>0.001499</text:p>
          </table:table-cell>
          <table:table-cell office:value-type="float" office:value="6964670" calcext:value-type="float">
            <text:p>6964670</text:p>
          </table:table-cell>
          <table:table-cell office:value-type="float" office:value="1.205" calcext:value-type="float">
            <text:p>1.20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681" calcext:value-type="float">
            <text:p>0.001681</text:p>
          </table:table-cell>
          <table:table-cell office:value-type="float" office:value="7358211" calcext:value-type="float">
            <text:p>7358211</text:p>
          </table:table-cell>
          <table:table-cell office:value-type="float" office:value="1.139" calcext:value-type="float">
            <text:p>1.139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883" calcext:value-type="float">
            <text:p>0.001883</text:p>
          </table:table-cell>
          <table:table-cell office:value-type="float" office:value="7748395" calcext:value-type="float">
            <text:p>7748395</text:p>
          </table:table-cell>
          <table:table-cell office:value-type="float" office:value="1.069" calcext:value-type="float">
            <text:p>1.06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2076" calcext:value-type="float">
            <text:p>0.002076</text:p>
          </table:table-cell>
          <table:table-cell office:value-type="float" office:value="8144965" calcext:value-type="float">
            <text:p>8144965</text:p>
          </table:table-cell>
          <table:table-cell office:value-type="float" office:value="1.019" calcext:value-type="float">
            <text:p>1.01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29" calcext:value-type="float">
            <text:p>0.0029</text:p>
          </table:table-cell>
          <table:table-cell office:value-type="float" office:value="8538336" calcext:value-type="float">
            <text:p>8538336</text:p>
          </table:table-cell>
          <table:table-cell office:value-type="float" office:value="0.773" calcext:value-type="float">
            <text:p>0.77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3174" calcext:value-type="float">
            <text:p>0.003174</text:p>
          </table:table-cell>
          <table:table-cell office:value-type="float" office:value="8926625" calcext:value-type="float">
            <text:p>8926625</text:p>
          </table:table-cell>
          <table:table-cell office:value-type="float" office:value="0.711" calcext:value-type="float">
            <text:p>0.71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79869184" calcext:value-type="float">
            <text:p>1717986918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4072" calcext:value-type="float">
            <text:p>0.004072</text:p>
          </table:table-cell>
          <table:table-cell office:value-type="float" office:value="9319712" calcext:value-type="float">
            <text:p>9319712</text:p>
          </table:table-cell>
          <table:table-cell office:value-type="float" office:value="0.563" calcext:value-type="float">
            <text:p>0.56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19476736" calcext:value-type="float">
            <text:p>6871947673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5272" calcext:value-type="float">
            <text:p>0.005272</text:p>
          </table:table-cell>
          <table:table-cell office:value-type="float" office:value="9718616" calcext:value-type="float">
            <text:p>9718616</text:p>
          </table:table-cell>
          <table:table-cell office:value-type="float" office:value="0.466" calcext:value-type="float">
            <text:p>0.46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877906944" calcext:value-type="float">
            <text:p>27487790694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6977" calcext:value-type="float">
            <text:p>0.006977</text:p>
          </table:table-cell>
          <table:table-cell office:value-type="float" office:value="10110486" calcext:value-type="float">
            <text:p>10110486</text:p>
          </table:table-cell>
          <table:table-cell office:value-type="float" office:value="0.373" calcext:value-type="float">
            <text:p>0.37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9511627776" calcext:value-type="float">
            <text:p>109951162777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7754" calcext:value-type="float">
            <text:p>0.007754</text:p>
          </table:table-cell>
          <table:table-cell office:value-type="float" office:value="10498878" calcext:value-type="float">
            <text:p>10498878</text:p>
          </table:table-cell>
          <table:table-cell office:value-type="float" office:value="0.341" calcext:value-type="float">
            <text:p>0.34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111428" calcext:value-type="float">
            <text:p>0.111428</text:p>
          </table:table-cell>
          <table:table-cell office:value-type="float" office:value="1107296488" calcext:value-type="float">
            <text:p>1107296488</text:p>
          </table:table-cell>
          <table:table-cell office:value-type="float" office:value="2.534" calcext:value-type="float">
            <text:p>2.53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22589" calcext:value-type="float">
            <text:p>0.22589</text:p>
          </table:table-cell>
          <table:table-cell office:value-type="float" office:value="1493180041" calcext:value-type="float">
            <text:p>1493180041</text:p>
          </table:table-cell>
          <table:table-cell office:value-type="float" office:value="1.675" calcext:value-type="float">
            <text:p>1.67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284987" calcext:value-type="float">
            <text:p>0.284987</text:p>
          </table:table-cell>
          <table:table-cell office:value-type="float" office:value="1795081411" calcext:value-type="float">
            <text:p>1795081411</text:p>
          </table:table-cell>
          <table:table-cell office:value-type="float" office:value="1.599" calcext:value-type="float">
            <text:p>1.59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381376" calcext:value-type="float">
            <text:p>0.381376</text:p>
          </table:table-cell>
          <table:table-cell office:value-type="float" office:value="2076203051" calcext:value-type="float">
            <text:p>2076203051</text:p>
          </table:table-cell>
          <table:table-cell office:value-type="float" office:value="1.382" calcext:value-type="float">
            <text:p>1.38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370616" calcext:value-type="float">
            <text:p>0.370616</text:p>
          </table:table-cell>
          <table:table-cell office:value-type="float" office:value="2449598709" calcext:value-type="float">
            <text:p>2449598709</text:p>
          </table:table-cell>
          <table:table-cell office:value-type="float" office:value="1.647" calcext:value-type="float">
            <text:p>1.64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455802" calcext:value-type="float">
            <text:p>0.455802</text:p>
          </table:table-cell>
          <table:table-cell office:value-type="float" office:value="2796583480" calcext:value-type="float">
            <text:p>2796583480</text:p>
          </table:table-cell>
          <table:table-cell office:value-type="float" office:value="1.585" calcext:value-type="float">
            <text:p>1.58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566054" calcext:value-type="float">
            <text:p>0.566054</text:p>
          </table:table-cell>
          <table:table-cell office:value-type="float" office:value="3130636963" calcext:value-type="float">
            <text:p>3130636963</text:p>
          </table:table-cell>
          <table:table-cell office:value-type="float" office:value="1.4" calcext:value-type="float">
            <text:p>1.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638824" calcext:value-type="float">
            <text:p>0.638824</text:p>
          </table:table-cell>
          <table:table-cell office:value-type="float" office:value="3516117468" calcext:value-type="float">
            <text:p>3516117468</text:p>
          </table:table-cell>
          <table:table-cell office:value-type="float" office:value="1.387" calcext:value-type="float">
            <text:p>1.38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695976" calcext:value-type="float">
            <text:p>0.695976</text:p>
          </table:table-cell>
          <table:table-cell office:value-type="float" office:value="3923814944" calcext:value-type="float">
            <text:p>3923814944</text:p>
          </table:table-cell>
          <table:table-cell office:value-type="float" office:value="1.426" calcext:value-type="float">
            <text:p>1.42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789647" calcext:value-type="float">
            <text:p>0.789647</text:p>
          </table:table-cell>
          <table:table-cell office:value-type="float" office:value="4317464411" calcext:value-type="float">
            <text:p>4317464411</text:p>
          </table:table-cell>
          <table:table-cell office:value-type="float" office:value="1.385" calcext:value-type="float">
            <text:p>1.38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871682" calcext:value-type="float">
            <text:p>0.871682</text:p>
          </table:table-cell>
          <table:table-cell office:value-type="float" office:value="4725031405" calcext:value-type="float">
            <text:p>4725031405</text:p>
          </table:table-cell>
          <table:table-cell office:value-type="float" office:value="1.377" calcext:value-type="float">
            <text:p>1.37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930067" calcext:value-type="float">
            <text:p>0.930067</text:p>
          </table:table-cell>
          <table:table-cell office:value-type="float" office:value="5120492422" calcext:value-type="float">
            <text:p>5120492422</text:p>
          </table:table-cell>
          <table:table-cell office:value-type="float" office:value="1.375" calcext:value-type="float">
            <text:p>1.37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024451" calcext:value-type="float">
            <text:p>1.024451</text:p>
          </table:table-cell>
          <table:table-cell office:value-type="float" office:value="5521537923" calcext:value-type="float">
            <text:p>5521537923</text:p>
          </table:table-cell>
          <table:table-cell office:value-type="float" office:value="1.35" calcext:value-type="float">
            <text:p>1.3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120852" calcext:value-type="float">
            <text:p>1.120852</text:p>
          </table:table-cell>
          <table:table-cell office:value-type="float" office:value="5922262510" calcext:value-type="float">
            <text:p>5922262510</text:p>
          </table:table-cell>
          <table:table-cell office:value-type="float" office:value="1.32" calcext:value-type="float">
            <text:p>1.3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202477" calcext:value-type="float">
            <text:p>1.202477</text:p>
          </table:table-cell>
          <table:table-cell office:value-type="float" office:value="6325008135" calcext:value-type="float">
            <text:p>6325008135</text:p>
          </table:table-cell>
          <table:table-cell office:value-type="float" office:value="1.305" calcext:value-type="float">
            <text:p>1.30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300424" calcext:value-type="float">
            <text:p>1.300424</text:p>
          </table:table-cell>
          <table:table-cell office:value-type="float" office:value="6727227464" calcext:value-type="float">
            <text:p>6727227464</text:p>
          </table:table-cell>
          <table:table-cell office:value-type="float" office:value="1.278" calcext:value-type="float">
            <text:p>1.278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437091" calcext:value-type="float">
            <text:p>1.437091</text:p>
          </table:table-cell>
          <table:table-cell office:value-type="float" office:value="7129950079" calcext:value-type="float">
            <text:p>7129950079</text:p>
          </table:table-cell>
          <table:table-cell office:value-type="float" office:value="1.233" calcext:value-type="float">
            <text:p>1.23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631726" calcext:value-type="float">
            <text:p>1.631726</text:p>
          </table:table-cell>
          <table:table-cell office:value-type="float" office:value="7531713895" calcext:value-type="float">
            <text:p>7531713895</text:p>
          </table:table-cell>
          <table:table-cell office:value-type="float" office:value="1.143" calcext:value-type="float">
            <text:p>1.14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81225" calcext:value-type="float">
            <text:p>1.81225</text:p>
          </table:table-cell>
          <table:table-cell office:value-type="float" office:value="7934589741" calcext:value-type="float">
            <text:p>7934589741</text:p>
          </table:table-cell>
          <table:table-cell office:value-type="float" office:value="1.081" calcext:value-type="float">
            <text:p>1.08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003473" calcext:value-type="float">
            <text:p>2.003473</text:p>
          </table:table-cell>
          <table:table-cell office:value-type="float" office:value="8337493049" calcext:value-type="float">
            <text:p>8337493049</text:p>
          </table:table-cell>
          <table:table-cell office:value-type="float" office:value="1.025" calcext:value-type="float">
            <text:p>1.02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23993" calcext:value-type="float">
            <text:p>2.23993</text:p>
          </table:table-cell>
          <table:table-cell office:value-type="float" office:value="8740050074" calcext:value-type="float">
            <text:p>8740050074</text:p>
          </table:table-cell>
          <table:table-cell office:value-type="float" office:value="0.961" calcext:value-type="float">
            <text:p>0.96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829975" calcext:value-type="float">
            <text:p>2.829975</text:p>
          </table:table-cell>
          <table:table-cell office:value-type="float" office:value="9142463115" calcext:value-type="float">
            <text:p>9142463115</text:p>
          </table:table-cell>
          <table:table-cell office:value-type="float" office:value="0.801" calcext:value-type="float">
            <text:p>0.80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79869184" calcext:value-type="float">
            <text:p>1717986918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3.709715" calcext:value-type="float">
            <text:p>3.709715</text:p>
          </table:table-cell>
          <table:table-cell office:value-type="float" office:value="9545199916" calcext:value-type="float">
            <text:p>9545199916</text:p>
          </table:table-cell>
          <table:table-cell office:value-type="float" office:value="0.635" calcext:value-type="float">
            <text:p>0.63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19476736" calcext:value-type="float">
            <text:p>6871947673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895554" calcext:value-type="float">
            <text:p>4.895554</text:p>
          </table:table-cell>
          <table:table-cell office:value-type="float" office:value="9947886967" calcext:value-type="float">
            <text:p>9947886967</text:p>
          </table:table-cell>
          <table:table-cell office:value-type="float" office:value="0.501" calcext:value-type="float">
            <text:p>0.50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877906944" calcext:value-type="float">
            <text:p>27487790694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.232857" calcext:value-type="float">
            <text:p>6.232857</text:p>
          </table:table-cell>
          <table:table-cell office:value-type="float" office:value="10350604236" calcext:value-type="float">
            <text:p>10350604236</text:p>
          </table:table-cell>
          <table:table-cell office:value-type="float" office:value="0.412" calcext:value-type="float">
            <text:p>0.41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9511627776" calcext:value-type="float">
            <text:p>109951162777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.361073" calcext:value-type="float">
            <text:p>7.361073</text:p>
          </table:table-cell>
          <table:table-cell office:value-type="float" office:value="10753455040" calcext:value-type="float">
            <text:p>10753455040</text:p>
          </table:table-cell>
          <table:table-cell office:value-type="float" office:value="0.359" calcext:value-type="float">
            <text:p>0.359</text:p>
          </table:table-cell>
          <table:table-cell table:number-columns-repeated="3"/>
        </table:table-row>
      </table:table>
      <table:table table:name="cache prefet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ize[KiB]</text:p>
          </table:table-cell>
          <table:table-cell office:value-type="string" calcext:value-type="string">
            <text:p>searches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tlb</text:p>
          </table:table-cell>
          <table:table-cell office:value-type="string" calcext:value-type="string">
            <text:p>branch</text:p>
          </table:table-cell>
          <table:table-cell table:number-columns-repeated="2"/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tlb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10" calcext:value-type="float">
            <text:p>10</text:p>
          </table:table-cell>
          <table:table-cell office:value-type="float" office:value="0.33" calcext:value-type="float">
            <text:p>0.33</text:p>
          </table:table-cell>
          <table:table-cell office:value-type="float" office:value="0.976" calcext:value-type="float">
            <text:p>0.976</text:p>
          </table:table-cell>
          <table:table-cell office:value-type="float" office:value="0.797" calcext:value-type="float">
            <text:p>0.797</text:p>
          </table:table-cell>
          <table:table-cell office:value-type="float" office:value="0.22" calcext:value-type="float">
            <text:p>0.22</text:p>
          </table:table-cell>
          <table:table-cell office:value-type="float" office:value="0.723" calcext:value-type="float">
            <text:p>0.723</text:p>
          </table:table-cell>
          <table:table-cell table:number-columns-repeated="2"/>
          <table:table-cell table:style-name="ce1" table:formula="of:=AVERAGE([.D2:.D79])/100" office:value-type="percentage" office:value="0.0996502564102564" calcext:value-type="percentage">
            <text:p>9.97%</text:p>
          </table:table-cell>
          <table:table-cell table:style-name="ce1" table:formula="of:=AVERAGE([.E2:.E79])/100" office:value-type="percentage" office:value="0.191669871794872" calcext:value-type="percentage">
            <text:p>19.17%</text:p>
          </table:table-cell>
          <table:table-cell table:style-name="ce1" table:formula="of:=AVERAGE([.F2:.F79])/100" office:value-type="percentage" office:value="0.0639778205128205" calcext:value-type="percentage">
            <text:p>6.40%</text:p>
          </table:table-cell>
          <table:table-cell table:style-name="ce1" table:formula="of:=AVERAGE([.G2:.G79])/100" office:value-type="percentage" office:value="0.0351876923076923" calcext:value-type="percentage">
            <text:p>3.52%</text:p>
          </table:table-cell>
          <table:table-cell table:style-name="ce1" table:formula="of:=AVERAGE([.H2:.H79])/100" office:value-type="percentage" office:value="0.0450238461538461" calcext:value-type="percentage">
            <text:p>4.5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10" calcext:value-type="float">
            <text:p>10</text:p>
          </table:table-cell>
          <table:table-cell office:value-type="float" office:value="0.213" calcext:value-type="float">
            <text:p>0.213</text:p>
          </table:table-cell>
          <table:table-cell office:value-type="float" office:value="0.773" calcext:value-type="float">
            <text:p>0.773</text:p>
          </table:table-cell>
          <table:table-cell office:value-type="float" office:value="0.512" calcext:value-type="float">
            <text:p>0.512</text:p>
          </table:table-cell>
          <table:table-cell office:value-type="float" office:value="0.164" calcext:value-type="float">
            <text:p>0.164</text:p>
          </table:table-cell>
          <table:table-cell office:value-type="float" office:value="14.587" calcext:value-type="float">
            <text:p>14.58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0" calcext:value-type="float">
            <text:p>10</text:p>
          </table:table-cell>
          <table:table-cell office:value-type="float" office:value="0.189" calcext:value-type="float">
            <text:p>0.189</text:p>
          </table:table-cell>
          <table:table-cell office:value-type="float" office:value="0.608" calcext:value-type="float">
            <text:p>0.608</text:p>
          </table:table-cell>
          <table:table-cell office:value-type="float" office:value="0.403" calcext:value-type="float">
            <text:p>0.403</text:p>
          </table:table-cell>
          <table:table-cell office:value-type="float" office:value="0.189" calcext:value-type="float">
            <text:p>0.189</text:p>
          </table:table-cell>
          <table:table-cell office:value-type="float" office:value="14.183" calcext:value-type="float">
            <text:p>14.18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office:value-type="float" office:value="10" calcext:value-type="float">
            <text:p>10</text:p>
          </table:table-cell>
          <table:table-cell office:value-type="float" office:value="0.154" calcext:value-type="float">
            <text:p>0.154</text:p>
          </table:table-cell>
          <table:table-cell office:value-type="float" office:value="0.698" calcext:value-type="float">
            <text:p>0.698</text:p>
          </table:table-cell>
          <table:table-cell office:value-type="float" office:value="0.302" calcext:value-type="float">
            <text:p>0.302</text:p>
          </table:table-cell>
          <table:table-cell office:value-type="float" office:value="0.161" calcext:value-type="float">
            <text:p>0.161</text:p>
          </table:table-cell>
          <table:table-cell office:value-type="float" office:value="15.668" calcext:value-type="float">
            <text:p>15.66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172" calcext:value-type="float">
            <text:p>0.172</text:p>
          </table:table-cell>
          <table:table-cell office:value-type="float" office:value="0.498" calcext:value-type="float">
            <text:p>0.498</text:p>
          </table:table-cell>
          <table:table-cell office:value-type="float" office:value="0.275" calcext:value-type="float">
            <text:p>0.275</text:p>
          </table:table-cell>
          <table:table-cell office:value-type="float" office:value="0.109" calcext:value-type="float">
            <text:p>0.109</text:p>
          </table:table-cell>
          <table:table-cell office:value-type="float" office:value="9.793" calcext:value-type="float">
            <text:p>9.79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63" calcext:value-type="float">
            <text:p>0.163</text:p>
          </table:table-cell>
          <table:table-cell office:value-type="float" office:value="0.425" calcext:value-type="float">
            <text:p>0.425</text:p>
          </table:table-cell>
          <table:table-cell office:value-type="float" office:value="0.138" calcext:value-type="float">
            <text:p>0.138</text:p>
          </table:table-cell>
          <table:table-cell office:value-type="float" office:value="0.104" calcext:value-type="float">
            <text:p>0.104</text:p>
          </table:table-cell>
          <table:table-cell office:value-type="float" office:value="9.114" calcext:value-type="float">
            <text:p>9.11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178" calcext:value-type="float">
            <text:p>0.178</text:p>
          </table:table-cell>
          <table:table-cell office:value-type="float" office:value="0.697" calcext:value-type="float">
            <text:p>0.697</text:p>
          </table:table-cell>
          <table:table-cell office:value-type="float" office:value="0.173" calcext:value-type="float">
            <text:p>0.173</text:p>
          </table:table-cell>
          <table:table-cell office:value-type="float" office:value="0.082" calcext:value-type="float">
            <text:p>0.082</text:p>
          </table:table-cell>
          <table:table-cell office:value-type="float" office:value="9.684" calcext:value-type="float">
            <text:p>9.684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29" calcext:value-type="float">
            <text:p>0.29</text:p>
          </table:table-cell>
          <table:table-cell office:value-type="float" office:value="0.781" calcext:value-type="float">
            <text:p>0.781</text:p>
          </table:table-cell>
          <table:table-cell office:value-type="float" office:value="0.34" calcext:value-type="float">
            <text:p>0.34</text:p>
          </table:table-cell>
          <table:table-cell office:value-type="float" office:value="0.116" calcext:value-type="float">
            <text:p>0.116</text:p>
          </table:table-cell>
          <table:table-cell office:value-type="float" office:value="7.031" calcext:value-type="float">
            <text:p>7.03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.252" calcext:value-type="float">
            <text:p>0.252</text:p>
          </table:table-cell>
          <table:table-cell office:value-type="float" office:value="0.596" calcext:value-type="float">
            <text:p>0.596</text:p>
          </table:table-cell>
          <table:table-cell office:value-type="float" office:value="0.208" calcext:value-type="float">
            <text:p>0.208</text:p>
          </table:table-cell>
          <table:table-cell office:value-type="float" office:value="0.078" calcext:value-type="float">
            <text:p>0.078</text:p>
          </table:table-cell>
          <table:table-cell office:value-type="float" office:value="3.98" calcext:value-type="float">
            <text:p>3.9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.462" calcext:value-type="float">
            <text:p>0.462</text:p>
          </table:table-cell>
          <table:table-cell office:value-type="float" office:value="0.912" calcext:value-type="float">
            <text:p>0.912</text:p>
          </table:table-cell>
          <table:table-cell office:value-type="float" office:value="0.146" calcext:value-type="float">
            <text:p>0.146</text:p>
          </table:table-cell>
          <table:table-cell office:value-type="float" office:value="0.078" calcext:value-type="float">
            <text:p>0.078</text:p>
          </table:table-cell>
          <table:table-cell office:value-type="float" office:value="4.113" calcext:value-type="float">
            <text:p>4.113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0.432" calcext:value-type="float">
            <text:p>0.432</text:p>
          </table:table-cell>
          <table:table-cell office:value-type="float" office:value="0.596" calcext:value-type="float">
            <text:p>0.596</text:p>
          </table:table-cell>
          <table:table-cell office:value-type="float" office:value="0.111" calcext:value-type="float">
            <text:p>0.111</text:p>
          </table:table-cell>
          <table:table-cell office:value-type="float" office:value="3.326" calcext:value-type="float">
            <text:p>3.326</text:p>
          </table:table-cell>
          <table:table-cell office:value-type="float" office:value="3.39" calcext:value-type="float">
            <text:p>3.39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0.565" calcext:value-type="float">
            <text:p>0.565</text:p>
          </table:table-cell>
          <table:table-cell office:value-type="float" office:value="0.884" calcext:value-type="float">
            <text:p>0.884</text:p>
          </table:table-cell>
          <table:table-cell office:value-type="float" office:value="0.112" calcext:value-type="float">
            <text:p>0.112</text:p>
          </table:table-cell>
          <table:table-cell office:value-type="float" office:value="5.067" calcext:value-type="float">
            <text:p>5.067</text:p>
          </table:table-cell>
          <table:table-cell office:value-type="float" office:value="2.905" calcext:value-type="float">
            <text:p>2.905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1.627" calcext:value-type="float">
            <text:p>1.627</text:p>
          </table:table-cell>
          <table:table-cell office:value-type="float" office:value="1.401" calcext:value-type="float">
            <text:p>1.401</text:p>
          </table:table-cell>
          <table:table-cell office:value-type="float" office:value="0.15" calcext:value-type="float">
            <text:p>0.15</text:p>
          </table:table-cell>
          <table:table-cell office:value-type="float" office:value="5.775" calcext:value-type="float">
            <text:p>5.775</text:p>
          </table:table-cell>
          <table:table-cell office:value-type="float" office:value="3.22" calcext:value-type="float">
            <text:p>3.22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10" calcext:value-type="float">
            <text:p>10</text:p>
          </table:table-cell>
          <table:table-cell office:value-type="float" office:value="2.155" calcext:value-type="float">
            <text:p>2.155</text:p>
          </table:table-cell>
          <table:table-cell office:value-type="float" office:value="1.484" calcext:value-type="float">
            <text:p>1.484</text:p>
          </table:table-cell>
          <table:table-cell office:value-type="float" office:value="0.183" calcext:value-type="float">
            <text:p>0.183</text:p>
          </table:table-cell>
          <table:table-cell office:value-type="float" office:value="5.796" calcext:value-type="float">
            <text:p>5.796</text:p>
          </table:table-cell>
          <table:table-cell office:value-type="float" office:value="2.782" calcext:value-type="float">
            <text:p>2.782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" calcext:value-type="float">
            <text:p>10</text:p>
          </table:table-cell>
          <table:table-cell office:value-type="float" office:value="4.704" calcext:value-type="float">
            <text:p>4.704</text:p>
          </table:table-cell>
          <table:table-cell office:value-type="float" office:value="2.565" calcext:value-type="float">
            <text:p>2.565</text:p>
          </table:table-cell>
          <table:table-cell office:value-type="float" office:value="0.185" calcext:value-type="float">
            <text:p>0.185</text:p>
          </table:table-cell>
          <table:table-cell office:value-type="float" office:value="5.625" calcext:value-type="float">
            <text:p>5.625</text:p>
          </table:table-cell>
          <table:table-cell office:value-type="float" office:value="2.861" calcext:value-type="float">
            <text:p>2.86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float" office:value="7.75" calcext:value-type="float">
            <text:p>7.75</text:p>
          </table:table-cell>
          <table:table-cell office:value-type="float" office:value="7.555" calcext:value-type="float">
            <text:p>7.555</text:p>
          </table:table-cell>
          <table:table-cell office:value-type="float" office:value="0.167" calcext:value-type="float">
            <text:p>0.167</text:p>
          </table:table-cell>
          <table:table-cell office:value-type="float" office:value="5.214" calcext:value-type="float">
            <text:p>5.214</text:p>
          </table:table-cell>
          <table:table-cell office:value-type="float" office:value="2.375" calcext:value-type="float">
            <text:p>2.37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0" calcext:value-type="float">
            <text:p>10</text:p>
          </table:table-cell>
          <table:table-cell office:value-type="float" office:value="11.484" calcext:value-type="float">
            <text:p>11.484</text:p>
          </table:table-cell>
          <table:table-cell office:value-type="float" office:value="13.423" calcext:value-type="float">
            <text:p>13.423</text:p>
          </table:table-cell>
          <table:table-cell office:value-type="float" office:value="0.92" calcext:value-type="float">
            <text:p>0.92</text:p>
          </table:table-cell>
          <table:table-cell office:value-type="float" office:value="4.753" calcext:value-type="float">
            <text:p>4.753</text:p>
          </table:table-cell>
          <table:table-cell office:value-type="float" office:value="2.185" calcext:value-type="float">
            <text:p>2.185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0" calcext:value-type="float">
            <text:p>10</text:p>
          </table:table-cell>
          <table:table-cell office:value-type="float" office:value="15.51" calcext:value-type="float">
            <text:p>15.51</text:p>
          </table:table-cell>
          <table:table-cell office:value-type="float" office:value="24.503" calcext:value-type="float">
            <text:p>24.503</text:p>
          </table:table-cell>
          <table:table-cell office:value-type="float" office:value="1.704" calcext:value-type="float">
            <text:p>1.704</text:p>
          </table:table-cell>
          <table:table-cell office:value-type="float" office:value="4.084" calcext:value-type="float">
            <text:p>4.084</text:p>
          </table:table-cell>
          <table:table-cell office:value-type="float" office:value="2.199" calcext:value-type="float">
            <text:p>2.199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0" calcext:value-type="float">
            <text:p>10</text:p>
          </table:table-cell>
          <table:table-cell office:value-type="float" office:value="19.41" calcext:value-type="float">
            <text:p>19.41</text:p>
          </table:table-cell>
          <table:table-cell office:value-type="float" office:value="33.4" calcext:value-type="float">
            <text:p>33.4</text:p>
          </table:table-cell>
          <table:table-cell office:value-type="float" office:value="2.337" calcext:value-type="float">
            <text:p>2.337</text:p>
          </table:table-cell>
          <table:table-cell office:value-type="float" office:value="3.936" calcext:value-type="float">
            <text:p>3.936</text:p>
          </table:table-cell>
          <table:table-cell office:value-type="float" office:value="1.913" calcext:value-type="float">
            <text:p>1.913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" calcext:value-type="float">
            <text:p>10</text:p>
          </table:table-cell>
          <table:table-cell office:value-type="float" office:value="22.49" calcext:value-type="float">
            <text:p>22.49</text:p>
          </table:table-cell>
          <table:table-cell office:value-type="float" office:value="43.311" calcext:value-type="float">
            <text:p>43.311</text:p>
          </table:table-cell>
          <table:table-cell office:value-type="float" office:value="2.768" calcext:value-type="float">
            <text:p>2.768</text:p>
          </table:table-cell>
          <table:table-cell office:value-type="float" office:value="4.2" calcext:value-type="float">
            <text:p>4.2</text:p>
          </table:table-cell>
          <table:table-cell office:value-type="float" office:value="1.853" calcext:value-type="float">
            <text:p>1.853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0" calcext:value-type="float">
            <text:p>10</text:p>
          </table:table-cell>
          <table:table-cell office:value-type="float" office:value="23.679" calcext:value-type="float">
            <text:p>23.679</text:p>
          </table:table-cell>
          <table:table-cell office:value-type="float" office:value="47.48" calcext:value-type="float">
            <text:p>47.48</text:p>
          </table:table-cell>
          <table:table-cell office:value-type="float" office:value="17.668" calcext:value-type="float">
            <text:p>17.668</text:p>
          </table:table-cell>
          <table:table-cell office:value-type="float" office:value="4.969" calcext:value-type="float">
            <text:p>4.969</text:p>
          </table:table-cell>
          <table:table-cell office:value-type="float" office:value="1.845" calcext:value-type="float">
            <text:p>1.845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10" calcext:value-type="float">
            <text:p>10</text:p>
          </table:table-cell>
          <table:table-cell office:value-type="float" office:value="25.863" calcext:value-type="float">
            <text:p>25.863</text:p>
          </table:table-cell>
          <table:table-cell office:value-type="float" office:value="51.524" calcext:value-type="float">
            <text:p>51.524</text:p>
          </table:table-cell>
          <table:table-cell office:value-type="float" office:value="32.629" calcext:value-type="float">
            <text:p>32.629</text:p>
          </table:table-cell>
          <table:table-cell office:value-type="float" office:value="6.203" calcext:value-type="float">
            <text:p>6.203</text:p>
          </table:table-cell>
          <table:table-cell office:value-type="float" office:value="1.7" calcext:value-type="float">
            <text:p>1.7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79869184" calcext:value-type="float">
            <text:p>17179869184</text:p>
          </table:table-cell>
          <table:table-cell office:value-type="float" office:value="10" calcext:value-type="float">
            <text:p>10</text:p>
          </table:table-cell>
          <table:table-cell office:value-type="float" office:value="28.561" calcext:value-type="float">
            <text:p>28.561</text:p>
          </table:table-cell>
          <table:table-cell office:value-type="float" office:value="60.253" calcext:value-type="float">
            <text:p>60.253</text:p>
          </table:table-cell>
          <table:table-cell office:value-type="float" office:value="42.39" calcext:value-type="float">
            <text:p>42.39</text:p>
          </table:table-cell>
          <table:table-cell office:value-type="float" office:value="7.808" calcext:value-type="float">
            <text:p>7.808</text:p>
          </table:table-cell>
          <table:table-cell office:value-type="float" office:value="1.687" calcext:value-type="float">
            <text:p>1.687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19476736" calcext:value-type="float">
            <text:p>68719476736</text:p>
          </table:table-cell>
          <table:table-cell office:value-type="float" office:value="10" calcext:value-type="float">
            <text:p>10</text:p>
          </table:table-cell>
          <table:table-cell office:value-type="float" office:value="31.18" calcext:value-type="float">
            <text:p>31.18</text:p>
          </table:table-cell>
          <table:table-cell office:value-type="float" office:value="67.049" calcext:value-type="float">
            <text:p>67.049</text:p>
          </table:table-cell>
          <table:table-cell office:value-type="float" office:value="51.615" calcext:value-type="float">
            <text:p>51.615</text:p>
          </table:table-cell>
          <table:table-cell office:value-type="float" office:value="9.19" calcext:value-type="float">
            <text:p>9.19</text:p>
          </table:table-cell>
          <table:table-cell office:value-type="float" office:value="1.52" calcext:value-type="float">
            <text:p>1.52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877906944" calcext:value-type="float">
            <text:p>274877906944</text:p>
          </table:table-cell>
          <table:table-cell office:value-type="float" office:value="10" calcext:value-type="float">
            <text:p>10</text:p>
          </table:table-cell>
          <table:table-cell office:value-type="float" office:value="34.525" calcext:value-type="float">
            <text:p>34.525</text:p>
          </table:table-cell>
          <table:table-cell office:value-type="float" office:value="74.939" calcext:value-type="float">
            <text:p>74.939</text:p>
          </table:table-cell>
          <table:table-cell office:value-type="float" office:value="58.784" calcext:value-type="float">
            <text:p>58.784</text:p>
          </table:table-cell>
          <table:table-cell office:value-type="float" office:value="10.589" calcext:value-type="float">
            <text:p>10.589</text:p>
          </table:table-cell>
          <table:table-cell office:value-type="float" office:value="1.467" calcext:value-type="float">
            <text:p>1.467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9511627776" calcext:value-type="float">
            <text:p>1099511627776</text:p>
          </table:table-cell>
          <table:table-cell office:value-type="float" office:value="10" calcext:value-type="float">
            <text:p>10</text:p>
          </table:table-cell>
          <table:table-cell office:value-type="float" office:value="37.658" calcext:value-type="float">
            <text:p>37.658</text:p>
          </table:table-cell>
          <table:table-cell office:value-type="float" office:value="84.178" calcext:value-type="float">
            <text:p>84.178</text:p>
          </table:table-cell>
          <table:table-cell office:value-type="float" office:value="66.717" calcext:value-type="float">
            <text:p>66.717</text:p>
          </table:table-cell>
          <table:table-cell office:value-type="float" office:value="12.129" calcext:value-type="float">
            <text:p>12.129</text:p>
          </table:table-cell>
          <table:table-cell office:value-type="float" office:value="1.498" calcext:value-type="float">
            <text:p>1.498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15" calcext:value-type="float">
            <text:p>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42" calcext:value-type="float">
            <text:p>0.042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7" calcext:value-type="float">
            <text:p>0.027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15" calcext:value-type="float">
            <text:p>1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6" calcext:value-type="float">
            <text:p>0.006</text:p>
          </table:table-cell>
          <table:table-cell office:value-type="float" office:value="14.227" calcext:value-type="float">
            <text:p>14.22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5" calcext:value-type="float">
            <text:p>1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6" calcext:value-type="float">
            <text:p>0.006</text:p>
          </table:table-cell>
          <table:table-cell office:value-type="float" office:value="11.518" calcext:value-type="float">
            <text:p>11.51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office:value-type="float" office:value="15" calcext:value-type="float">
            <text:p>1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14.333" calcext:value-type="float">
            <text:p>14.33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8.866" calcext:value-type="float">
            <text:p>8.86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office:value-type="float" office:value="8.132" calcext:value-type="float">
            <text:p>8.132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10.062" calcext:value-type="float">
            <text:p>10.062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3" calcext:value-type="float">
            <text:p>0.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8.948" calcext:value-type="float">
            <text:p>8.94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7.379" calcext:value-type="float">
            <text:p>7.37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3.838" calcext:value-type="float">
            <text:p>3.838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5" calcext:value-type="float">
            <text:p>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" calcext:value-type="float">
            <text:p>0.02</text:p>
          </table:table-cell>
          <table:table-cell office:value-type="float" office:value="0.005" calcext:value-type="float">
            <text:p>0.005</text:p>
          </table:table-cell>
          <table:table-cell office:value-type="float" office:value="3.278" calcext:value-type="float">
            <text:p>3.278</text:p>
          </table:table-cell>
          <table:table-cell office:value-type="float" office:value="3.306" calcext:value-type="float">
            <text:p>3.306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15" calcext:value-type="float">
            <text:p>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2" calcext:value-type="float">
            <text:p>0.002</text:p>
          </table:table-cell>
          <table:table-cell office:value-type="float" office:value="4.994" calcext:value-type="float">
            <text:p>4.994</text:p>
          </table:table-cell>
          <table:table-cell office:value-type="float" office:value="3.02" calcext:value-type="float">
            <text:p>3.0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15" calcext:value-type="float">
            <text:p>15</text:p>
          </table:table-cell>
          <table:table-cell office:value-type="float" office:value="0.039" calcext:value-type="float">
            <text:p>0.039</text:p>
          </table:table-cell>
          <table:table-cell office:value-type="float" office:value="0.056" calcext:value-type="float">
            <text:p>0.056</text:p>
          </table:table-cell>
          <table:table-cell office:value-type="float" office:value="0.004" calcext:value-type="float">
            <text:p>0.004</text:p>
          </table:table-cell>
          <table:table-cell office:value-type="float" office:value="5.56" calcext:value-type="float">
            <text:p>5.56</text:p>
          </table:table-cell>
          <table:table-cell office:value-type="float" office:value="3.608" calcext:value-type="float">
            <text:p>3.608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15" calcext:value-type="float">
            <text:p>15</text:p>
          </table:table-cell>
          <table:table-cell office:value-type="float" office:value="0.711" calcext:value-type="float">
            <text:p>0.711</text:p>
          </table:table-cell>
          <table:table-cell office:value-type="float" office:value="0.11" calcext:value-type="float">
            <text:p>0.11</text:p>
          </table:table-cell>
          <table:table-cell office:value-type="float" office:value="0.004" calcext:value-type="float">
            <text:p>0.004</text:p>
          </table:table-cell>
          <table:table-cell office:value-type="float" office:value="5.603" calcext:value-type="float">
            <text:p>5.603</text:p>
          </table:table-cell>
          <table:table-cell office:value-type="float" office:value="2.642" calcext:value-type="float">
            <text:p>2.642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" calcext:value-type="float">
            <text:p>15</text:p>
          </table:table-cell>
          <table:table-cell office:value-type="float" office:value="3.692" calcext:value-type="float">
            <text:p>3.692</text:p>
          </table:table-cell>
          <table:table-cell office:value-type="float" office:value="0.182" calcext:value-type="float">
            <text:p>0.182</text:p>
          </table:table-cell>
          <table:table-cell office:value-type="float" office:value="0.01" calcext:value-type="float">
            <text:p>0.01</text:p>
          </table:table-cell>
          <table:table-cell office:value-type="float" office:value="5.459" calcext:value-type="float">
            <text:p>5.459</text:p>
          </table:table-cell>
          <table:table-cell office:value-type="float" office:value="2.421" calcext:value-type="float">
            <text:p>2.42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5" calcext:value-type="float">
            <text:p>15</text:p>
          </table:table-cell>
          <table:table-cell office:value-type="float" office:value="6.724" calcext:value-type="float">
            <text:p>6.724</text:p>
          </table:table-cell>
          <table:table-cell office:value-type="float" office:value="0.791" calcext:value-type="float">
            <text:p>0.791</text:p>
          </table:table-cell>
          <table:table-cell office:value-type="float" office:value="0.005" calcext:value-type="float">
            <text:p>0.005</text:p>
          </table:table-cell>
          <table:table-cell office:value-type="float" office:value="5.155" calcext:value-type="float">
            <text:p>5.155</text:p>
          </table:table-cell>
          <table:table-cell office:value-type="float" office:value="2.276" calcext:value-type="float">
            <text:p>2.27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5" calcext:value-type="float">
            <text:p>15</text:p>
          </table:table-cell>
          <table:table-cell office:value-type="float" office:value="10.204" calcext:value-type="float">
            <text:p>10.204</text:p>
          </table:table-cell>
          <table:table-cell office:value-type="float" office:value="8.255" calcext:value-type="float">
            <text:p>8.255</text:p>
          </table:table-cell>
          <table:table-cell office:value-type="float" office:value="0.101" calcext:value-type="float">
            <text:p>0.101</text:p>
          </table:table-cell>
          <table:table-cell office:value-type="float" office:value="4.518" calcext:value-type="float">
            <text:p>4.518</text:p>
          </table:table-cell>
          <table:table-cell office:value-type="float" office:value="2.147" calcext:value-type="float">
            <text:p>2.14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5" calcext:value-type="float">
            <text:p>15</text:p>
          </table:table-cell>
          <table:table-cell office:value-type="float" office:value="14.829" calcext:value-type="float">
            <text:p>14.829</text:p>
          </table:table-cell>
          <table:table-cell office:value-type="float" office:value="17.438" calcext:value-type="float">
            <text:p>17.438</text:p>
          </table:table-cell>
          <table:table-cell office:value-type="float" office:value="0.564" calcext:value-type="float">
            <text:p>0.564</text:p>
          </table:table-cell>
          <table:table-cell office:value-type="float" office:value="3.511" calcext:value-type="float">
            <text:p>3.511</text:p>
          </table:table-cell>
          <table:table-cell office:value-type="float" office:value="2.021" calcext:value-type="float">
            <text:p>2.02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5" calcext:value-type="float">
            <text:p>15</text:p>
          </table:table-cell>
          <table:table-cell office:value-type="float" office:value="18.311" calcext:value-type="float">
            <text:p>18.311</text:p>
          </table:table-cell>
          <table:table-cell office:value-type="float" office:value="31.323" calcext:value-type="float">
            <text:p>31.323</text:p>
          </table:table-cell>
          <table:table-cell office:value-type="float" office:value="1.226" calcext:value-type="float">
            <text:p>1.226</text:p>
          </table:table-cell>
          <table:table-cell office:value-type="float" office:value="2.99" calcext:value-type="float">
            <text:p>2.99</text:p>
          </table:table-cell>
          <table:table-cell office:value-type="float" office:value="1.891" calcext:value-type="float">
            <text:p>1.89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5" calcext:value-type="float">
            <text:p>15</text:p>
          </table:table-cell>
          <table:table-cell office:value-type="float" office:value="21.458" calcext:value-type="float">
            <text:p>21.458</text:p>
          </table:table-cell>
          <table:table-cell office:value-type="float" office:value="38.537" calcext:value-type="float">
            <text:p>38.537</text:p>
          </table:table-cell>
          <table:table-cell office:value-type="float" office:value="2.28" calcext:value-type="float">
            <text:p>2.28</text:p>
          </table:table-cell>
          <table:table-cell office:value-type="float" office:value="2.887" calcext:value-type="float">
            <text:p>2.887</text:p>
          </table:table-cell>
          <table:table-cell office:value-type="float" office:value="1.781" calcext:value-type="float">
            <text:p>1.78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5" calcext:value-type="float">
            <text:p>15</text:p>
          </table:table-cell>
          <table:table-cell office:value-type="float" office:value="23.477" calcext:value-type="float">
            <text:p>23.477</text:p>
          </table:table-cell>
          <table:table-cell office:value-type="float" office:value="48.157" calcext:value-type="float">
            <text:p>48.157</text:p>
          </table:table-cell>
          <table:table-cell office:value-type="float" office:value="3.019" calcext:value-type="float">
            <text:p>3.019</text:p>
          </table:table-cell>
          <table:table-cell office:value-type="float" office:value="3.61" calcext:value-type="float">
            <text:p>3.61</text:p>
          </table:table-cell>
          <table:table-cell office:value-type="float" office:value="1.67" calcext:value-type="float">
            <text:p>1.67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15" calcext:value-type="float">
            <text:p>15</text:p>
          </table:table-cell>
          <table:table-cell office:value-type="float" office:value="25.422" calcext:value-type="float">
            <text:p>25.422</text:p>
          </table:table-cell>
          <table:table-cell office:value-type="float" office:value="52.411" calcext:value-type="float">
            <text:p>52.411</text:p>
          </table:table-cell>
          <table:table-cell office:value-type="float" office:value="10.287" calcext:value-type="float">
            <text:p>10.287</text:p>
          </table:table-cell>
          <table:table-cell office:value-type="float" office:value="4.924" calcext:value-type="float">
            <text:p>4.924</text:p>
          </table:table-cell>
          <table:table-cell office:value-type="float" office:value="1.611" calcext:value-type="float">
            <text:p>1.61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79869184" calcext:value-type="float">
            <text:p>17179869184</text:p>
          </table:table-cell>
          <table:table-cell office:value-type="float" office:value="15" calcext:value-type="float">
            <text:p>15</text:p>
          </table:table-cell>
          <table:table-cell office:value-type="float" office:value="28.028" calcext:value-type="float">
            <text:p>28.028</text:p>
          </table:table-cell>
          <table:table-cell office:value-type="float" office:value="59.726" calcext:value-type="float">
            <text:p>59.726</text:p>
          </table:table-cell>
          <table:table-cell office:value-type="float" office:value="14.464" calcext:value-type="float">
            <text:p>14.464</text:p>
          </table:table-cell>
          <table:table-cell office:value-type="float" office:value="6.59" calcext:value-type="float">
            <text:p>6.59</text:p>
          </table:table-cell>
          <table:table-cell office:value-type="float" office:value="1.551" calcext:value-type="float">
            <text:p>1.55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19476736" calcext:value-type="float">
            <text:p>68719476736</text:p>
          </table:table-cell>
          <table:table-cell office:value-type="float" office:value="15" calcext:value-type="float">
            <text:p>15</text:p>
          </table:table-cell>
          <table:table-cell office:value-type="float" office:value="30.682" calcext:value-type="float">
            <text:p>30.682</text:p>
          </table:table-cell>
          <table:table-cell office:value-type="float" office:value="67.484" calcext:value-type="float">
            <text:p>67.484</text:p>
          </table:table-cell>
          <table:table-cell office:value-type="float" office:value="22.362" calcext:value-type="float">
            <text:p>22.362</text:p>
          </table:table-cell>
          <table:table-cell office:value-type="float" office:value="8.142" calcext:value-type="float">
            <text:p>8.142</text:p>
          </table:table-cell>
          <table:table-cell office:value-type="float" office:value="1.46" calcext:value-type="float">
            <text:p>1.46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877906944" calcext:value-type="float">
            <text:p>274877906944</text:p>
          </table:table-cell>
          <table:table-cell office:value-type="float" office:value="15" calcext:value-type="float">
            <text:p>15</text:p>
          </table:table-cell>
          <table:table-cell office:value-type="float" office:value="33.501" calcext:value-type="float">
            <text:p>33.501</text:p>
          </table:table-cell>
          <table:table-cell office:value-type="float" office:value="75.378" calcext:value-type="float">
            <text:p>75.378</text:p>
          </table:table-cell>
          <table:table-cell office:value-type="float" office:value="29.522" calcext:value-type="float">
            <text:p>29.522</text:p>
          </table:table-cell>
          <table:table-cell office:value-type="float" office:value="9.576" calcext:value-type="float">
            <text:p>9.576</text:p>
          </table:table-cell>
          <table:table-cell office:value-type="float" office:value="1.411" calcext:value-type="float">
            <text:p>1.41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9511627776" calcext:value-type="float">
            <text:p>1099511627776</text:p>
          </table:table-cell>
          <table:table-cell office:value-type="float" office:value="15" calcext:value-type="float">
            <text:p>15</text:p>
          </table:table-cell>
          <table:table-cell office:value-type="float" office:value="36.53" calcext:value-type="float">
            <text:p>36.53</text:p>
          </table:table-cell>
          <table:table-cell office:value-type="float" office:value="83.182" calcext:value-type="float">
            <text:p>83.182</text:p>
          </table:table-cell>
          <table:table-cell office:value-type="float" office:value="37.267" calcext:value-type="float">
            <text:p>37.267</text:p>
          </table:table-cell>
          <table:table-cell office:value-type="float" office:value="10.735" calcext:value-type="float">
            <text:p>10.735</text:p>
          </table:table-cell>
          <table:table-cell office:value-type="float" office:value="1.449" calcext:value-type="float">
            <text:p>1.449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.285" calcext:value-type="float">
            <text:p>14.28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.534" calcext:value-type="float">
            <text:p>10.53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.771" calcext:value-type="float">
            <text:p>11.77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726" calcext:value-type="float">
            <text:p>6.72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163" calcext:value-type="float">
            <text:p>6.16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6.534" calcext:value-type="float">
            <text:p>6.534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08" calcext:value-type="float">
            <text:p>5.90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69" calcext:value-type="float">
            <text:p>4.96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63" calcext:value-type="float">
            <text:p>4.363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52" calcext:value-type="float">
            <text:p>3.252</text:p>
          </table:table-cell>
          <table:table-cell office:value-type="float" office:value="3.67" calcext:value-type="float">
            <text:p>3.67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8" calcext:value-type="float">
            <text:p>4.98</text:p>
          </table:table-cell>
          <table:table-cell office:value-type="float" office:value="3.197" calcext:value-type="float">
            <text:p>3.197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25" calcext:value-type="float">
            <text:p>2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5.557" calcext:value-type="float">
            <text:p>5.557</text:p>
          </table:table-cell>
          <table:table-cell office:value-type="float" office:value="2.852" calcext:value-type="float">
            <text:p>2.852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25" calcext:value-type="float">
            <text:p>25</text:p>
          </table:table-cell>
          <table:table-cell office:value-type="float" office:value="0.61" calcext:value-type="float">
            <text:p>0.6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5.579" calcext:value-type="float">
            <text:p>5.579</text:p>
          </table:table-cell>
          <table:table-cell office:value-type="float" office:value="2.685" calcext:value-type="float">
            <text:p>2.685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" calcext:value-type="float">
            <text:p>25</text:p>
          </table:table-cell>
          <table:table-cell office:value-type="float" office:value="3.587" calcext:value-type="float">
            <text:p>3.587</text:p>
          </table:table-cell>
          <table:table-cell office:value-type="float" office:value="2.129" calcext:value-type="float">
            <text:p>2.129</text:p>
          </table:table-cell>
          <table:table-cell office:value-type="float" office:value="0.001" calcext:value-type="float">
            <text:p>0.001</text:p>
          </table:table-cell>
          <table:table-cell office:value-type="float" office:value="5.434" calcext:value-type="float">
            <text:p>5.434</text:p>
          </table:table-cell>
          <table:table-cell office:value-type="float" office:value="2.456" calcext:value-type="float">
            <text:p>2.456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5" calcext:value-type="float">
            <text:p>25</text:p>
          </table:table-cell>
          <table:table-cell office:value-type="float" office:value="6.619" calcext:value-type="float">
            <text:p>6.619</text:p>
          </table:table-cell>
          <table:table-cell office:value-type="float" office:value="0.483" calcext:value-type="float">
            <text:p>0.483</text:p>
          </table:table-cell>
          <table:table-cell office:value-type="float" office:value="0.001" calcext:value-type="float">
            <text:p>0.001</text:p>
          </table:table-cell>
          <table:table-cell office:value-type="float" office:value="5.16" calcext:value-type="float">
            <text:p>5.16</text:p>
          </table:table-cell>
          <table:table-cell office:value-type="float" office:value="2.313" calcext:value-type="float">
            <text:p>2.313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5" calcext:value-type="float">
            <text:p>25</text:p>
          </table:table-cell>
          <table:table-cell office:value-type="float" office:value="10.22" calcext:value-type="float">
            <text:p>10.22</text:p>
          </table:table-cell>
          <table:table-cell office:value-type="float" office:value="4.707" calcext:value-type="float">
            <text:p>4.707</text:p>
          </table:table-cell>
          <table:table-cell office:value-type="float" office:value="0.001" calcext:value-type="float">
            <text:p>0.001</text:p>
          </table:table-cell>
          <table:table-cell office:value-type="float" office:value="4.499" calcext:value-type="float">
            <text:p>4.499</text:p>
          </table:table-cell>
          <table:table-cell office:value-type="float" office:value="2.193" calcext:value-type="float">
            <text:p>2.193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25" calcext:value-type="float">
            <text:p>25</text:p>
          </table:table-cell>
          <table:table-cell office:value-type="float" office:value="14.693" calcext:value-type="float">
            <text:p>14.693</text:p>
          </table:table-cell>
          <table:table-cell office:value-type="float" office:value="17.42" calcext:value-type="float">
            <text:p>17.42</text:p>
          </table:table-cell>
          <table:table-cell office:value-type="float" office:value="0.002" calcext:value-type="float">
            <text:p>0.002</text:p>
          </table:table-cell>
          <table:table-cell office:value-type="float" office:value="3.489" calcext:value-type="float">
            <text:p>3.489</text:p>
          </table:table-cell>
          <table:table-cell office:value-type="float" office:value="2.02" calcext:value-type="float">
            <text:p>2.02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25" calcext:value-type="float">
            <text:p>25</text:p>
          </table:table-cell>
          <table:table-cell office:value-type="float" office:value="18.367" calcext:value-type="float">
            <text:p>18.367</text:p>
          </table:table-cell>
          <table:table-cell office:value-type="float" office:value="28.082" calcext:value-type="float">
            <text:p>28.082</text:p>
          </table:table-cell>
          <table:table-cell office:value-type="float" office:value="0.054" calcext:value-type="float">
            <text:p>0.054</text:p>
          </table:table-cell>
          <table:table-cell office:value-type="float" office:value="2.961" calcext:value-type="float">
            <text:p>2.961</text:p>
          </table:table-cell>
          <table:table-cell office:value-type="float" office:value="1.885" calcext:value-type="float">
            <text:p>1.885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25" calcext:value-type="float">
            <text:p>25</text:p>
          </table:table-cell>
          <table:table-cell office:value-type="float" office:value="21.466" calcext:value-type="float">
            <text:p>21.466</text:p>
          </table:table-cell>
          <table:table-cell office:value-type="float" office:value="39.674" calcext:value-type="float">
            <text:p>39.674</text:p>
          </table:table-cell>
          <table:table-cell office:value-type="float" office:value="0.286" calcext:value-type="float">
            <text:p>0.286</text:p>
          </table:table-cell>
          <table:table-cell office:value-type="float" office:value="2.722" calcext:value-type="float">
            <text:p>2.722</text:p>
          </table:table-cell>
          <table:table-cell office:value-type="float" office:value="1.78" calcext:value-type="float">
            <text:p>1.78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23.663" calcext:value-type="float">
            <text:p>23.663</text:p>
          </table:table-cell>
          <table:table-cell office:value-type="float" office:value="49.399" calcext:value-type="float">
            <text:p>49.399</text:p>
          </table:table-cell>
          <table:table-cell office:value-type="float" office:value="0.702" calcext:value-type="float">
            <text:p>0.702</text:p>
          </table:table-cell>
          <table:table-cell office:value-type="float" office:value="3.556" calcext:value-type="float">
            <text:p>3.556</text:p>
          </table:table-cell>
          <table:table-cell office:value-type="float" office:value="1.681" calcext:value-type="float">
            <text:p>1.68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25" calcext:value-type="float">
            <text:p>25</text:p>
          </table:table-cell>
          <table:table-cell office:value-type="float" office:value="25.741" calcext:value-type="float">
            <text:p>25.741</text:p>
          </table:table-cell>
          <table:table-cell office:value-type="float" office:value="59.675" calcext:value-type="float">
            <text:p>59.675</text:p>
          </table:table-cell>
          <table:table-cell office:value-type="float" office:value="2.179" calcext:value-type="float">
            <text:p>2.179</text:p>
          </table:table-cell>
          <table:table-cell office:value-type="float" office:value="4.856" calcext:value-type="float">
            <text:p>4.856</text:p>
          </table:table-cell>
          <table:table-cell office:value-type="float" office:value="1.596" calcext:value-type="float">
            <text:p>1.596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79869184" calcext:value-type="float">
            <text:p>17179869184</text:p>
          </table:table-cell>
          <table:table-cell office:value-type="float" office:value="25" calcext:value-type="float">
            <text:p>25</text:p>
          </table:table-cell>
          <table:table-cell office:value-type="float" office:value="28.14" calcext:value-type="float">
            <text:p>28.14</text:p>
          </table:table-cell>
          <table:table-cell office:value-type="float" office:value="62.208" calcext:value-type="float">
            <text:p>62.208</text:p>
          </table:table-cell>
          <table:table-cell office:value-type="float" office:value="10.263" calcext:value-type="float">
            <text:p>10.263</text:p>
          </table:table-cell>
          <table:table-cell office:value-type="float" office:value="6.564" calcext:value-type="float">
            <text:p>6.564</text:p>
          </table:table-cell>
          <table:table-cell office:value-type="float" office:value="1.532" calcext:value-type="float">
            <text:p>1.53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19476736" calcext:value-type="float">
            <text:p>68719476736</text:p>
          </table:table-cell>
          <table:table-cell office:value-type="float" office:value="25" calcext:value-type="float">
            <text:p>25</text:p>
          </table:table-cell>
          <table:table-cell office:value-type="float" office:value="30.762" calcext:value-type="float">
            <text:p>30.762</text:p>
          </table:table-cell>
          <table:table-cell office:value-type="float" office:value="68.022" calcext:value-type="float">
            <text:p>68.022</text:p>
          </table:table-cell>
          <table:table-cell office:value-type="float" office:value="19.052" calcext:value-type="float">
            <text:p>19.052</text:p>
          </table:table-cell>
          <table:table-cell office:value-type="float" office:value="8.127" calcext:value-type="float">
            <text:p>8.127</text:p>
          </table:table-cell>
          <table:table-cell office:value-type="float" office:value="1.462" calcext:value-type="float">
            <text:p>1.462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877906944" calcext:value-type="float">
            <text:p>274877906944</text:p>
          </table:table-cell>
          <table:table-cell office:value-type="float" office:value="25" calcext:value-type="float">
            <text:p>25</text:p>
          </table:table-cell>
          <table:table-cell office:value-type="float" office:value="33.569" calcext:value-type="float">
            <text:p>33.569</text:p>
          </table:table-cell>
          <table:table-cell office:value-type="float" office:value="75.854" calcext:value-type="float">
            <text:p>75.854</text:p>
          </table:table-cell>
          <table:table-cell office:value-type="float" office:value="27.721" calcext:value-type="float">
            <text:p>27.721</text:p>
          </table:table-cell>
          <table:table-cell office:value-type="float" office:value="9.487" calcext:value-type="float">
            <text:p>9.487</text:p>
          </table:table-cell>
          <table:table-cell office:value-type="float" office:value="1.401" calcext:value-type="float">
            <text:p>1.40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9511627776" calcext:value-type="float">
            <text:p>1099511627776</text:p>
          </table:table-cell>
          <table:table-cell office:value-type="float" office:value="25" calcext:value-type="float">
            <text:p>25</text:p>
          </table:table-cell>
          <table:table-cell office:value-type="float" office:value="36.116" calcext:value-type="float">
            <text:p>36.116</text:p>
          </table:table-cell>
          <table:table-cell office:value-type="float" office:value="82.549" calcext:value-type="float">
            <text:p>82.549</text:p>
          </table:table-cell>
          <table:table-cell office:value-type="float" office:value="35.81" calcext:value-type="float">
            <text:p>35.81</text:p>
          </table:table-cell>
          <table:table-cell office:value-type="float" office:value="10.702" calcext:value-type="float">
            <text:p>10.702</text:p>
          </table:table-cell>
          <table:table-cell office:value-type="float" office:value="1.339" calcext:value-type="float">
            <text:p>1.339</text:p>
          </table:table-cell>
          <table:table-cell table:number-columns-repeated="7"/>
        </table:table-row>
      </table:table>
      <table:table table:name="diagram" table:style-name="ta1"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float" office:value="0.0009765625" calcext:value-type="float">
            <text:p>0.0009765625</text:p>
          </table:table-cell>
          <table:table-cell office:value-type="float" office:value="0.113985" calcext:value-type="float">
            <text:p>0.113985</text:p>
          </table:table-cell>
          <table:table-cell office:value-type="float" office:value="0.111428" calcext:value-type="float">
            <text:p>0.111428</text:p>
          </table:table-cell>
        </table:table-row>
        <table:table-row table:style-name="ro1">
          <table:table-cell office:value-type="float" office:value="0.00390625" calcext:value-type="float">
            <text:p>0.00390625</text:p>
          </table:table-cell>
          <table:table-cell office:value-type="float" office:value="0.243694" calcext:value-type="float">
            <text:p>0.243694</text:p>
          </table:table-cell>
          <table:table-cell office:value-type="float" office:value="0.22589" calcext:value-type="float">
            <text:p>0.22589</text:p>
          </table:table-cell>
        </table:table-row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0.286859" calcext:value-type="float">
            <text:p>0.286859</text:p>
          </table:table-cell>
          <table:table-cell office:value-type="float" office:value="0.284987" calcext:value-type="float">
            <text:p>0.284987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37068" calcext:value-type="float">
            <text:p>0.37068</text:p>
          </table:table-cell>
          <table:table-cell office:value-type="float" office:value="0.381376" calcext:value-type="float">
            <text:p>0.38137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76544" calcext:value-type="float">
            <text:p>0.376544</text:p>
          </table:table-cell>
          <table:table-cell office:value-type="float" office:value="0.370616" calcext:value-type="float">
            <text:p>0.370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2141" calcext:value-type="float">
            <text:p>0.42141</text:p>
          </table:table-cell>
          <table:table-cell office:value-type="float" office:value="0.455802" calcext:value-type="float">
            <text:p>0.4558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33063" calcext:value-type="float">
            <text:p>0.533063</text:p>
          </table:table-cell>
          <table:table-cell office:value-type="float" office:value="0.566054" calcext:value-type="float">
            <text:p>0.5660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15423" calcext:value-type="float">
            <text:p>0.615423</text:p>
          </table:table-cell>
          <table:table-cell office:value-type="float" office:value="0.638824" calcext:value-type="float">
            <text:p>0.6388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57558" calcext:value-type="float">
            <text:p>0.657558</text:p>
          </table:table-cell>
          <table:table-cell office:value-type="float" office:value="0.695976" calcext:value-type="float">
            <text:p>0.69597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748659" calcext:value-type="float">
            <text:p>0.748659</text:p>
          </table:table-cell>
          <table:table-cell office:value-type="float" office:value="0.789647" calcext:value-type="float">
            <text:p>0.78964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800562" calcext:value-type="float">
            <text:p>0.800562</text:p>
          </table:table-cell>
          <table:table-cell office:value-type="float" office:value="0.871682" calcext:value-type="float">
            <text:p>0.87168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866592" calcext:value-type="float">
            <text:p>0.866592</text:p>
          </table:table-cell>
          <table:table-cell office:value-type="float" office:value="0.930067" calcext:value-type="float">
            <text:p>0.93006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951344" calcext:value-type="float">
            <text:p>0.951344</text:p>
          </table:table-cell>
          <table:table-cell office:value-type="float" office:value="1.024451" calcext:value-type="float">
            <text:p>1.02445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.033028" calcext:value-type="float">
            <text:p>1.033028</text:p>
          </table:table-cell>
          <table:table-cell office:value-type="float" office:value="1.120852" calcext:value-type="float">
            <text:p>1.120852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.144923" calcext:value-type="float">
            <text:p>1.144923</text:p>
          </table:table-cell>
          <table:table-cell office:value-type="float" office:value="1.202477" calcext:value-type="float">
            <text:p>1.20247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.279552" calcext:value-type="float">
            <text:p>1.279552</text:p>
          </table:table-cell>
          <table:table-cell office:value-type="float" office:value="1.300424" calcext:value-type="float">
            <text:p>1.300424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.468257" calcext:value-type="float">
            <text:p>1.468257</text:p>
          </table:table-cell>
          <table:table-cell office:value-type="float" office:value="1.437091" calcext:value-type="float">
            <text:p>1.43709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.75122" calcext:value-type="float">
            <text:p>1.75122</text:p>
          </table:table-cell>
          <table:table-cell office:value-type="float" office:value="1.631726" calcext:value-type="float">
            <text:p>1.631726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2.079121" calcext:value-type="float">
            <text:p>2.079121</text:p>
          </table:table-cell>
          <table:table-cell office:value-type="float" office:value="1.81225" calcext:value-type="float">
            <text:p>1.81225</text:p>
          </table:table-cell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office:value-type="float" office:value="2.422869" calcext:value-type="float">
            <text:p>2.422869</text:p>
          </table:table-cell>
          <table:table-cell office:value-type="float" office:value="2.003473" calcext:value-type="float">
            <text:p>2.003473</text:p>
          </table:table-cell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2.82378" calcext:value-type="float">
            <text:p>2.82378</text:p>
          </table:table-cell>
          <table:table-cell office:value-type="float" office:value="2.23993" calcext:value-type="float">
            <text:p>2.23993</text:p>
          </table:table-cell>
        </table:table-row>
        <table:table-row table:style-name="ro1">
          <table:table-cell office:value-type="float" office:value="4294967296" calcext:value-type="float">
            <text:p>4294967296</text:p>
          </table:table-cell>
          <table:table-cell office:value-type="float" office:value="3.391687" calcext:value-type="float">
            <text:p>3.391687</text:p>
          </table:table-cell>
          <table:table-cell office:value-type="float" office:value="2.829975" calcext:value-type="float">
            <text:p>2.829975</text:p>
          </table:table-cell>
        </table:table-row>
        <table:table-row table:style-name="ro1">
          <table:table-cell office:value-type="float" office:value="17179869184" calcext:value-type="float">
            <text:p>17179869184</text:p>
          </table:table-cell>
          <table:table-cell office:value-type="float" office:value="4.863113" calcext:value-type="float">
            <text:p>4.863113</text:p>
          </table:table-cell>
          <table:table-cell office:value-type="float" office:value="3.709715" calcext:value-type="float">
            <text:p>3.709715</text:p>
          </table:table-cell>
        </table:table-row>
        <table:table-row table:style-name="ro1">
          <table:table-cell office:value-type="float" office:value="68719476736" calcext:value-type="float">
            <text:p>68719476736</text:p>
          </table:table-cell>
          <table:table-cell office:value-type="float" office:value="6.644454" calcext:value-type="float">
            <text:p>6.644454</text:p>
          </table:table-cell>
          <table:table-cell office:value-type="float" office:value="4.895554" calcext:value-type="float">
            <text:p>4.895554</text:p>
          </table:table-cell>
        </table:table-row>
        <table:table-row table:style-name="ro1">
          <table:table-cell office:value-type="float" office:value="274877906944" calcext:value-type="float">
            <text:p>274877906944</text:p>
          </table:table-cell>
          <table:table-cell office:value-type="float" office:value="8.421898" calcext:value-type="float">
            <text:p>8.421898</text:p>
          </table:table-cell>
          <table:table-cell office:value-type="float" office:value="6.232857" calcext:value-type="float">
            <text:p>6.232857</text:p>
          </table:table-cell>
        </table:table-row>
        <table:table-row table:style-name="ro1">
          <table:table-cell office:value-type="float" office:value="1099511627776" calcext:value-type="float">
            <text:p>1099511627776</text:p>
          </table:table-cell>
          <table:table-cell office:value-type="float" office:value="10.378126" calcext:value-type="float">
            <text:p>10.378126</text:p>
          </table:table-cell>
          <table:table-cell office:value-type="float" office:value="7.361073" calcext:value-type="float">
            <text:p>7.3610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6-10T00:32:36.766029456</dc:date>
    <meta:editing-duration>PT11M8S</meta:editing-duration>
    <meta:editing-cycles>2</meta:editing-cycles>
    <meta:generator>LibreOffice/6.3.5.2$Linux_X86_64 LibreOffice_project/30$Build-2</meta:generator>
    <meta:document-statistic meta:table-count="3" meta:cell-count="1199" meta:object-count="0"/>
  </office:meta>
</office:document-meta>
</file>